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1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" svg:font-family="Calibri" style:font-adornments="Жирный" style:font-family-generic="swiss" style:font-pitch="variable"/>
    <style:font-face style:name="Calibri2" svg:font-family="Calibri" style:font-adornments="Курсив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3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text">
      <style:text-properties fo:language="ru" fo:country="RU" officeooo:rsid="00622ab7" officeooo:paragraph-rsid="0058baea"/>
    </style:style>
    <style:style style:name="P2" style:family="paragraph" style:parent-style-name="_5f_text">
      <style:text-properties fo:language="ru" fo:country="RU" officeooo:rsid="0067af5d" officeooo:paragraph-rsid="0058baea"/>
    </style:style>
    <style:style style:name="P3" style:family="paragraph" style:parent-style-name="_5f_text">
      <style:text-properties fo:language="ru" fo:country="RU" officeooo:rsid="00698fad" officeooo:paragraph-rsid="0058baea"/>
    </style:style>
    <style:style style:name="P4" style:family="paragraph" style:parent-style-name="_5f_text">
      <style:text-properties fo:language="ru" fo:country="RU" officeooo:rsid="0073b9ac" officeooo:paragraph-rsid="0058baea"/>
    </style:style>
    <style:style style:name="P5" style:family="paragraph" style:parent-style-name="_5f_text">
      <style:text-properties fo:language="ru" fo:country="RU" officeooo:rsid="005d2695" officeooo:paragraph-rsid="0058baea"/>
    </style:style>
    <style:style style:name="P6" style:family="paragraph" style:parent-style-name="_5f_text">
      <style:text-properties fo:language="ru" fo:country="RU" officeooo:rsid="005fe5ec" officeooo:paragraph-rsid="0058baea"/>
    </style:style>
    <style:style style:name="P7" style:family="paragraph" style:parent-style-name="_5f_text">
      <style:text-properties fo:language="ru" fo:country="RU" officeooo:rsid="00602ef9" officeooo:paragraph-rsid="0058baea"/>
    </style:style>
    <style:style style:name="P8" style:family="paragraph" style:parent-style-name="_5f_text">
      <style:text-properties fo:language="ru" fo:country="RU" officeooo:rsid="00619b1a" officeooo:paragraph-rsid="0058baea"/>
    </style:style>
    <style:style style:name="P9" style:family="paragraph" style:parent-style-name="_5f_text">
      <style:text-properties style:font-name="Calibri Light1" fo:font-size="10pt" fo:language="ru" fo:country="RU" fo:font-weight="250" officeooo:rsid="00737cfd" officeooo:paragraph-rsid="0058baea"/>
    </style:style>
    <style:style style:name="P10" style:family="paragraph" style:parent-style-name="_5f_text">
      <style:text-properties style:font-name="Calibri Light1" fo:font-size="10pt" fo:language="ru" fo:country="RU" fo:font-weight="250" officeooo:rsid="0074e692" officeooo:paragraph-rsid="0058baea"/>
    </style:style>
    <style:style style:name="P11" style:family="paragraph" style:parent-style-name="_5f_text">
      <style:text-properties style:font-name="Calibri Light1" fo:font-size="10pt" fo:language="ru" fo:country="RU" fo:font-weight="250" officeooo:rsid="0062438a" officeooo:paragraph-rsid="0058baea"/>
    </style:style>
    <style:style style:name="P12" style:family="paragraph" style:parent-style-name="_5f_text">
      <style:text-properties style:font-name="Calibri Light1" fo:font-size="10pt" fo:language="ru" fo:country="RU" fo:font-weight="250" officeooo:rsid="007b5f0d" officeooo:paragraph-rsid="0058baea"/>
    </style:style>
    <style:style style:name="P13" style:family="paragraph" style:parent-style-name="_5f_text">
      <style:text-properties style:font-name="Calibri Light1" fo:font-size="10pt" fo:language="ru" fo:country="RU" fo:font-weight="250" officeooo:rsid="0086e9be" officeooo:paragraph-rsid="0058baea"/>
    </style:style>
    <style:style style:name="P14" style:family="paragraph" style:parent-style-name="_5f_text">
      <style:text-properties style:font-name="Calibri Light1" fo:font-size="10pt" fo:language="ru" fo:country="RU" fo:font-weight="250" officeooo:rsid="007e443d" officeooo:paragraph-rsid="0058baea"/>
    </style:style>
    <style:style style:name="P15" style:family="paragraph" style:parent-style-name="_5f_text">
      <style:text-properties style:font-name="Calibri Light1" fo:font-size="10pt" fo:language="ru" fo:country="RU" fo:font-weight="250" officeooo:rsid="007ff785" officeooo:paragraph-rsid="0058baea"/>
    </style:style>
    <style:style style:name="P16" style:family="paragraph" style:parent-style-name="_5f_text">
      <style:text-properties style:font-name="Calibri Light1" fo:font-size="10pt" fo:language="ru" fo:country="RU" fo:font-weight="250" officeooo:rsid="0080ca94" officeooo:paragraph-rsid="0058baea"/>
    </style:style>
    <style:style style:name="P17" style:family="paragraph" style:parent-style-name="_5f_text">
      <style:text-properties style:font-name="Calibri Light1" fo:font-size="10pt" fo:language="en" fo:country="US" fo:font-weight="250" officeooo:rsid="0086e9be" officeooo:paragraph-rsid="0058baea"/>
    </style:style>
    <style:style style:name="P18" style:family="paragraph" style:parent-style-name="_5f_text">
      <style:text-properties style:font-name="Calibri Light1" fo:font-size="10pt" fo:language="en" fo:country="US" fo:font-weight="250" officeooo:rsid="007e443d" officeooo:paragraph-rsid="0058baea"/>
    </style:style>
    <style:style style:name="P19" style:family="paragraph" style:parent-style-name="_5f_text">
      <style:text-properties officeooo:rsid="0074e692" officeooo:paragraph-rsid="0058baea"/>
    </style:style>
    <style:style style:name="P20" style:family="paragraph" style:parent-style-name="_5f_text">
      <style:text-properties officeooo:rsid="00637bb4" officeooo:paragraph-rsid="0058baea"/>
    </style:style>
    <style:style style:name="P21" style:family="paragraph" style:parent-style-name="_5f_text">
      <style:text-properties officeooo:paragraph-rsid="0058baea"/>
    </style:style>
    <style:style style:name="P22" style:family="paragraph" style:parent-style-name="_5f_code">
      <style:text-properties officeooo:paragraph-rsid="0058baea"/>
    </style:style>
    <style:style style:name="P23" style:family="paragraph" style:parent-style-name="_5f_heading_5f_1">
      <style:text-properties officeooo:paragraph-rsid="0058baea"/>
    </style:style>
    <style:style style:name="P24" style:family="paragraph" style:parent-style-name="_5f_heading_5f_2">
      <style:text-properties officeooo:paragraph-rsid="0058baea"/>
    </style:style>
    <style:style style:name="P25" style:family="paragraph" style:parent-style-name="_5f_heading_5f_3">
      <style:text-properties officeooo:paragraph-rsid="0058baea"/>
    </style:style>
    <style:style style:name="P26" style:family="paragraph" style:parent-style-name="_5f_heading_5f_4">
      <style:text-properties officeooo:paragraph-rsid="0058baea"/>
    </style:style>
    <style:style style:name="P27" style:family="paragraph" style:parent-style-name="_5f_text">
      <style:text-properties fo:language="en" fo:country="US" officeooo:paragraph-rsid="0058baea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7e443d"/>
    </style:style>
    <style:style style:name="T3" style:family="text">
      <style:text-properties style:font-name="Calibri Light1" fo:font-size="10pt" fo:language="en" fo:country="US" fo:font-weight="250" officeooo:rsid="006b0547"/>
    </style:style>
    <style:style style:name="T4" style:family="text">
      <style:text-properties style:font-name="Calibri Light1" fo:font-size="10pt" fo:language="en" fo:country="US" fo:font-weight="250" officeooo:rsid="00737cfd"/>
    </style:style>
    <style:style style:name="T5" style:family="text">
      <style:text-properties style:font-name="Calibri Light1" fo:font-size="10pt" fo:language="en" fo:country="US" fo:font-weight="250" officeooo:rsid="0073b9ac"/>
    </style:style>
    <style:style style:name="T6" style:family="text">
      <style:text-properties style:font-name="Calibri Light1" fo:font-size="10pt" fo:language="ru" fo:country="RU" fo:font-weight="250"/>
    </style:style>
    <style:style style:name="T7" style:family="text">
      <style:text-properties style:font-name="Calibri Light1" fo:font-size="10pt" fo:language="ru" fo:country="RU" fo:font-weight="250" officeooo:rsid="0065efbf"/>
    </style:style>
    <style:style style:name="T8" style:family="text">
      <style:text-properties style:font-name="Calibri Light1" fo:font-size="10pt" fo:language="ru" fo:country="RU" fo:font-weight="250" officeooo:rsid="006b0547"/>
    </style:style>
    <style:style style:name="T9" style:family="text">
      <style:text-properties style:font-name="Calibri Light1" fo:font-size="10pt" fo:language="ru" fo:country="RU" fo:font-weight="250" officeooo:rsid="006bd188"/>
    </style:style>
    <style:style style:name="T10" style:family="text">
      <style:text-properties style:font-name="Calibri Light1" fo:font-size="10pt" fo:language="ru" fo:country="RU" fo:font-weight="250" officeooo:rsid="006feb2d"/>
    </style:style>
    <style:style style:name="T11" style:family="text">
      <style:text-properties style:font-name="Calibri Light1" fo:font-size="10pt" fo:language="ru" fo:country="RU" fo:font-weight="250" officeooo:rsid="006bdc64"/>
    </style:style>
    <style:style style:name="T12" style:family="text">
      <style:text-properties style:font-name="Calibri Light1" fo:font-size="10pt" fo:language="ru" fo:country="RU" fo:font-weight="250" officeooo:rsid="006d7c62"/>
    </style:style>
    <style:style style:name="T13" style:family="text">
      <style:text-properties style:font-name="Calibri Light1" fo:font-size="10pt" fo:language="ru" fo:country="RU" fo:font-weight="250" officeooo:rsid="006da7d3"/>
    </style:style>
    <style:style style:name="T14" style:family="text">
      <style:text-properties style:font-name="Calibri Light1" fo:font-size="10pt" fo:language="ru" fo:country="RU" fo:font-weight="250" officeooo:rsid="0073b9ac"/>
    </style:style>
    <style:style style:name="T15" style:family="text">
      <style:text-properties style:font-name="Calibri Light1" fo:font-size="10pt" fo:language="ru" fo:country="RU" fo:font-weight="250" officeooo:rsid="00737cfd"/>
    </style:style>
    <style:style style:name="T16" style:family="text">
      <style:text-properties style:font-name="Calibri Light1" fo:font-size="10pt" fo:language="ru" fo:country="RU" fo:font-weight="250" officeooo:rsid="0074e692"/>
    </style:style>
    <style:style style:name="T17" style:family="text">
      <style:text-properties style:font-name="Calibri Light1" fo:font-size="10pt" fo:language="ru" fo:country="RU" fo:font-weight="250" officeooo:rsid="0074f394"/>
    </style:style>
    <style:style style:name="T18" style:family="text">
      <style:text-properties style:font-name="Calibri Light1" fo:font-size="10pt" fo:language="ru" fo:country="RU" fo:font-weight="250" officeooo:rsid="005fe5ec"/>
    </style:style>
    <style:style style:name="T19" style:family="text">
      <style:text-properties style:font-name="Calibri Light1" fo:font-size="10pt" fo:language="ru" fo:country="RU" fo:font-weight="250" officeooo:rsid="0062438a"/>
    </style:style>
    <style:style style:name="T20" style:family="text">
      <style:text-properties style:font-name="Calibri Light1" fo:font-size="10pt" fo:font-weight="250" officeooo:rsid="006bd188"/>
    </style:style>
    <style:style style:name="T21" style:family="text">
      <style:text-properties officeooo:rsid="0065efbf"/>
    </style:style>
    <style:style style:name="T22" style:family="text">
      <style:text-properties fo:language="ru" fo:country="RU" officeooo:rsid="0065efbf"/>
    </style:style>
    <style:style style:name="T23" style:family="text">
      <style:text-properties fo:language="ru" fo:country="RU" officeooo:rsid="0067af5d"/>
    </style:style>
    <style:style style:name="T24" style:family="text">
      <style:text-properties fo:language="ru" fo:country="RU" officeooo:rsid="00698fad"/>
    </style:style>
    <style:style style:name="T25" style:family="text">
      <style:text-properties fo:language="ru" fo:country="RU" officeooo:rsid="0078ad5b"/>
    </style:style>
    <style:style style:name="T26" style:family="text">
      <style:text-properties fo:language="ru" fo:country="RU" officeooo:rsid="005d2695"/>
    </style:style>
    <style:style style:name="T27" style:family="text">
      <style:text-properties fo:language="ru" fo:country="RU" officeooo:rsid="005fe5ec"/>
    </style:style>
    <style:style style:name="T28" style:family="text">
      <style:text-properties fo:language="ru" fo:country="RU" officeooo:rsid="007b5f0d"/>
    </style:style>
    <style:style style:name="T29" style:family="text">
      <style:text-properties officeooo:rsid="0067af5d"/>
    </style:style>
    <style:style style:name="T30" style:family="text">
      <style:text-properties officeooo:rsid="00698fad"/>
    </style:style>
    <style:style style:name="T31" style:family="text">
      <style:text-properties officeooo:rsid="006b0547"/>
    </style:style>
    <style:style style:name="T32" style:family="text">
      <style:text-properties officeooo:rsid="006bd188"/>
    </style:style>
    <style:style style:name="T33" style:family="text">
      <style:text-properties officeooo:rsid="006bdc64"/>
    </style:style>
    <style:style style:name="T34" style:family="text">
      <style:text-properties officeooo:rsid="0078ad5b"/>
    </style:style>
    <style:style style:name="T35" style:family="text">
      <style:text-properties officeooo:rsid="0074e692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officeooo:rsid="005d2695"/>
    </style:style>
    <style:style style:name="T38" style:family="text">
      <style:text-properties officeooo:rsid="00602ef9"/>
    </style:style>
    <style:style style:name="T39" style:family="text">
      <style:text-properties officeooo:rsid="00619b1a"/>
    </style:style>
    <style:style style:name="T40" style:family="text">
      <style:text-properties officeooo:rsid="006e16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Модель</text:p>
      <text:p text:style-name="P1">Модель — это описание структуры базы данных. Модель представляет собой таблицу в базе данных. Экземпляры этого класса представляют собой строку базы данных.</text:p>
      <text:p text:style-name="P21"><text:span text:style-name="T7">Будем определять модель через функцию </text:span><text:span text:style-name="_5f_bold"><text:span text:style-name="T21">define</text:span></text:span><text:span text:style-name="T22">. </text:span><text:span text:style-name="T23">Это выглядит менее заморочено чем класс.</text:span></text:p>
      <text:p text:style-name="P2"/>
      <text:p text:style-name="P1"><text:span text:style-name="_5f_bold">public define(modelName: string, attributes: object, options: object): Model</text:span></text:p>
      <text:p text:style-name="P1"><text:span text:style-name="_5f_bold">modelName</text:span> — Название модели <text:span text:style-name="T29">(таблицы)</text:span>. Модель будет храниться <text:span text:style-name="T29">в</text:span> <text:span text:style-name="_5f_bold">sequelize.models</text:span> под этим именем</text:p>
      <text:p text:style-name="P1"><text:span text:style-name="_5f_bold">attributes</text:span> — Объект, где каждый атрибут представляет собой столбец таблицы. См. <text:span text:style-name="T30">функцию init</text:span></text:p>
      <text:p text:style-name="P1"><text:span text:style-name="_5f_bold">options</text:span> — Эти параметры объединяются с параметрами определения по умолчанию, предоставленными конструктору Sequelize, и передаются в Model.init ().</text:p>
      <text:p text:style-name="P1"/>
      <text:p text:style-name="P3"><text:span text:style-name="T31">Ф</text:span>ункция <text:span text:style-name="_5f_bold">define</text:span> просто вызывает функцию <text:span text:style-name="_5f_bold">init</text:span><text:span text:style-name="T1">, </text:span>переда<text:span text:style-name="T31">в</text:span> ей свои параметры.</text:p>
      <text:p text:style-name="P1"><text:span text:style-name="_5f_bold">public static init(attributes: object, options: object): Model</text:span></text:p>
      <text:p text:style-name="P26">attributes</text:p>
      <text:p text:style-name="P3"><text:span text:style-name="_5f_bold">type</text:span> — тип <text:span text:style-name="T31">данных.</text:span> <text:span text:style-name="T31">Весь список можно посмотреть на </text:span><text:a xlink:type="simple" xlink:href="https://sequelize.org/v5/manual/data-types.html" text:style-name="Internet_20_link" text:visited-style-name="Visited_20_Internet_20_Link"><text:span text:style-name="T31">https://sequelize.org/v5/manual/data-types.html</text:span></text:a><text:span text:style-name="T31">. Импортировать:</text:span></text:p>
      <text:p text:style-name="P22">const { DataTypes } = require('sequelize');</text:p>
      <text:p text:style-name="P21"><text:span text:style-name="_5f_bold"><text:span text:style-name="T30">allowNull</text:span></text:span><text:span text:style-name="T24"> — </text:span><text:span text:style-name="T8">по умолчанию </text:span><text:span text:style-name="T3">true. </text:span><text:span text:style-name="T8">Может иметь значение </text:span><text:span text:style-name="T3">Null.</text:span></text:p>
      <text:p text:style-name="P21"><text:span text:style-name="_5f_bold">defaultValue</text:span> — <text:span text:style-name="T31">значение по умолчанию. По умолчанию </text:span><text:span text:style-name="T3">Null.</text:span></text:p>
      <text:p text:style-name="P21"><text:span text:style-name="_5f_bold">unique</text:span><text:span text:style-name="T3"> – </text:span><text:span text:style-name="T9">уникальное </text:span></text:p>
      <text:p text:style-name="P21"><text:span text:style-name="_5f_bold"><text:span text:style-name="T32">primaryKey</text:span></text:span></text:p>
      <text:p text:style-name="P21"><text:span text:style-name="_5f_bold"><text:span text:style-name="T32">field</text:span></text:span><text:span text:style-name="T9"> — </text:span><text:span text:style-name="T10">алиас для имени поля в таблице</text:span></text:p>
      <text:p text:style-name="P21"><text:span text:style-name="_5f_bold"><text:span text:style-name="T33">autoIncrement</text:span></text:span><text:span text:style-name="T33"> </text:span><text:span text:style-name="T9">—</text:span><text:span text:style-name="T33"> </text:span><text:span text:style-name="T25">это счетчик</text:span></text:p>
      <text:p text:style-name="P21"><text:span text:style-name="_5f_bold"><text:span text:style-name="T33">comment – </text:span></text:span><text:span text:style-name="T25">комментарий</text:span><text:span text:style-name="_5f_bold"> </text:span></text:p>
      <text:p text:style-name="P21"><text:span text:style-name="_5f_bold"><text:span text:style-name="T33">references, references.model, references.key</text:span></text:span><text:span text:style-name="T11"> — </text:span><text:span text:style-name="T12">связь по вторичному ключу. Пример, чтобы было понятно:</text:span></text:p>
      <text:p text:style-name="P22">const Person = sequelize.define('Person', {</text:p>
      <text:p text:style-name="P22"><text:s text:c="8"/>name: Sequelize.STRING</text:p>
      <text:p text:style-name="P22">});</text:p>
      <text:p text:style-name="P22"/>
      <text:p text:style-name="P22">const Father = sequelize.define('Father', {</text:p>
      <text:p text:style-name="P22"><text:s text:c="4"/>age: Sequelize.STRING,</text:p>
      <text:p text:style-name="P22"><text:s text:c="4"/>personId: {</text:p>
      <text:p text:style-name="P22"><text:s text:c="7"/>type: Sequelize.INTEGER,</text:p>
      <text:p text:style-name="P22"><text:s text:c="7"/>references: {</text:p>
      <text:p text:style-name="P22"><text:s text:c="10"/>model: 'persons', // 'persons' refers to table name</text:p>
      <text:p text:style-name="P22"><text:s text:c="10"/>key: 'id', // 'id' refers to column name in persons table</text:p>
      <text:p text:style-name="P22"><text:s text:c="7"/>}</text:p>
      <text:p text:style-name="P22"><text:s text:c="4"/>}</text:p>
      <text:p text:style-name="P22">});</text:p>
      <text:p text:style-name="P22"/>
      <text:p text:style-name="P22">Father.hasMany(Person); // Ассоциация "один ко многим"</text:p>
      <text:p text:style-name="P22">Person.belongsTo(Father); // Ассоциация "один ко многим"</text:p>
      <text:p text:style-name="P21"><text:span text:style-name="T13">По умолчанию </text:span><text:span text:style-name="_5f_bold"><text:span text:style-name="T33">ON DELETE, SET NULL</text:span></text:span><text:span text:style-name="_5f_bold"> </text:span>и <text:span text:style-name="_5f_bold"><text:span text:style-name="T33">ON UPDATE CASCADE</text:span></text:span><text:span text:style-name="T11">.</text:span></text:p>
      <text:p text:style-name="P21"><text:span text:style-name="T4">g</text:span><text:span text:style-name="T11">et, </text:span><text:span text:style-name="T4">set – </text:span><text:span text:style-name="T14">переопределяем стандартный </text:span><text:span text:style-name="T5">get </text:span><text:span text:style-name="T14">и </text:span><text:span text:style-name="T5">set</text:span><text:span text:style-name="T15">. Пример:</text:span></text:p>
      <text:p text:style-name="P22">const User = sequelize.define('user', {</text:p>
      <text:p text:style-name="P22"><text:s text:c="2"/>// Let's say we wanted to see every username in uppercase, even</text:p>
      <text:p text:style-name="P22"><text:s text:c="2"/>// though they are not necessarily uppercase in the database itself</text:p>
      <text:p text:style-name="P22"><text:s text:c="2"/>username: {</text:p>
      <text:p text:style-name="P22"><text:s text:c="4"/>type: DataTypes.STRING,</text:p>
      <text:p text:style-name="P22"><text:s text:c="4"/>get() {</text:p>
      <text:p text:style-name="P22"><text:s text:c="6"/>const rawValue = this.getDataValue(username);</text:p>
      <text:p text:style-name="P22"><text:s text:c="6"/>return rawValue ? rawValue.toUpperCase() : null;</text:p>
      <text:p text:style-name="P22"><text:s text:c="4"/>}</text:p>
      <text:p text:style-name="P22"><text:s text:c="2"/>}</text:p>
      <text:p text:style-name="P22">});</text:p>
      <text:p text:style-name="P22"><text:soft-page-break/>const user = User.build({ username: 'SuperUser123' });</text:p>
      <text:p text:style-name="P22">console.log(user.username); // 'SUPERUSER123'</text:p>
      <text:p text:style-name="P22">console.log(user.getDataValue(username)); // 'SuperUser123'</text:p>
      <text:p text:style-name="P9"/>
      <text:p text:style-name="P22">const User = sequelize.define('user', {</text:p>
      <text:p text:style-name="P22"><text:s text:c="2"/>username: DataTypes.STRING,</text:p>
      <text:p text:style-name="P22"><text:s text:c="2"/>password: {</text:p>
      <text:p text:style-name="P22"><text:s text:c="4"/>type: DataTypes.STRING,</text:p>
      <text:p text:style-name="P22"><text:s text:c="4"/>set(value) {</text:p>
      <text:p text:style-name="P22"><text:s text:c="6"/>// Storing passwords in plaintext in the database is terrible.</text:p>
      <text:p text:style-name="P22"><text:s text:c="6"/>// Hashing the value with an appropriate cryptographic hash function is better.</text:p>
      <text:p text:style-name="P22"><text:s text:c="6"/>this.setDataValue('password', hash(value));</text:p>
      <text:p text:style-name="P22"><text:s text:c="4"/>}</text:p>
      <text:p text:style-name="P22"><text:s text:c="2"/>}</text:p>
      <text:p text:style-name="P22">});</text:p>
      <text:p text:style-name="P22">const user = User.build({ username: 'someone', password: 'NotSo§tr0ngP4$SW0RD!' });</text:p>
      <text:p text:style-name="P22">console.log(user.password); // '7cfc84b8ea898bb72462e78b4643cfccd77e9f05678ec2ce78754147ba947acc'</text:p>
      <text:p text:style-name="P22">console.log(user.getDataValue(password)); // '7cfc84b8ea898bb72462e78b4643cfccd77e9f05678ec2ce78754147ba947acc'</text:p>
      <text:p text:style-name="P21">Если бы мы хотели задействовать в вычислениях другое поле из нашего экземпляра модели, это возможно и очень просто!</text:p>
      <text:p text:style-name="P22">const User = sequelize.define('user', {</text:p>
      <text:p text:style-name="P22"><text:s text:c="2"/>username: DataTypes.STRING,</text:p>
      <text:p text:style-name="P22"><text:s text:c="2"/>password: {</text:p>
      <text:p text:style-name="P22"><text:s text:c="4"/>type: DataTypes.STRING,</text:p>
      <text:p text:style-name="P22"><text:s text:c="4"/>set(value) {</text:p>
      <text:p text:style-name="P22"><text:s text:c="7"/>// Хранить пароли в открытом виде в базе данных ужасно.</text:p>
      <text:p text:style-name="P22"><text:s text:c="7"/>// Хеширование значения с помощью соответствующей криптографической хеш-функции лучше.</text:p>
      <text:p text:style-name="P22"><text:s text:c="7"/>// Лучше использовать имя пользователя в качестве соли.</text:p>
      <text:p text:style-name="P22"><text:s text:c="7"/>this.setDataValue('password', hash(this.username + value));</text:p>
      <text:p text:style-name="P22"><text:s text:c="4"/>}</text:p>
      <text:p text:style-name="P22"><text:s text:c="2"/>}</text:p>
      <text:p text:style-name="P22">});</text:p>
      <text:p text:style-name="P4">Дополнительную информацию взять здесь <text:a xlink:type="simple" xlink:href="https://sequelize.org/master/manual/getters-setters-virtuals.html" text:style-name="Internet_20_link" text:visited-style-name="Visited_20_Internet_20_Link">https://sequelize.org/master/manual/getters-setters-virtuals.html</text:a></text:p>
      <text:p text:style-name="P4"><text:span text:style-name="_5f_bold">validate</text:span> <text:span text:style-name="T20">—</text:span> <text:span text:style-name="T34">проверки</text:span>, выполняемых для этого столбца каждый раз при сохранении модели. <text:span text:style-name="T35">Может быть чем угодно. Пример:</text:span></text:p>
      <text:p text:style-name="P22">sequelize.define('foo', {</text:p>
      <text:p text:style-name="P22"><text:s text:c="2"/>bar: {</text:p>
      <text:p text:style-name="P22"><text:s text:c="4"/>type: DataTypes.STRING,</text:p>
      <text:p text:style-name="P22"><text:s text:c="4"/>validate: {</text:p>
      <text:p text:style-name="P22"><text:s text:c="6"/>is: /^[a-z]+$/i, <text:s text:c="9"/>// matches this RegExp</text:p>
      <text:p text:style-name="P22"><text:s text:c="6"/>is: ["^[a-z]+$",'i'], <text:s text:c="4"/>// same as above, but constructing the RegExp from a string</text:p>
      <text:p text:style-name="P22"><text:s text:c="6"/>not: /^[a-z]+$/i, <text:s text:c="8"/>// does not match this RegExp</text:p>
      <text:p text:style-name="P22"><text:s text:c="6"/>not: ["^[a-z]+$",'i'], <text:s text:c="3"/>// same as above, but constructing the RegExp from a string</text:p>
      <text:p text:style-name="P22"><text:s text:c="6"/>isEmail: true, <text:s text:c="11"/>// checks for email format (foo@bar.com)</text:p>
      <text:p text:style-name="P22"><text:s text:c="6"/>isUrl: true, <text:s text:c="13"/>// checks for url format (http://foo.com)</text:p>
      <text:p text:style-name="P22"><text:s text:c="6"/>isIP: true, <text:s text:c="14"/>// checks for IPv4 (129.89.23.1) or IPv6 format</text:p>
      <text:p text:style-name="P22"><text:s text:c="6"/>isIPv4: true, <text:s text:c="12"/>// checks for IPv4 (129.89.23.1)</text:p>
      <text:p text:style-name="P22"><text:s text:c="6"/>isIPv6: true, <text:s text:c="12"/>// checks for IPv6 format</text:p>
      <text:p text:style-name="P22"><text:s text:c="6"/>isAlpha: true, <text:s text:c="11"/>// will only allow letters</text:p>
      <text:p text:style-name="P22"><text:s text:c="6"/>isAlphanumeric: true, <text:s text:c="4"/>// will only allow alphanumeric characters, so "_abc" will fail</text:p>
      <text:p text:style-name="P22"><text:s text:c="6"/>isNumeric: true, <text:s text:c="9"/>// will only allow numbers</text:p>
      <text:p text:style-name="P22"><text:s text:c="6"/>isInt: true, <text:s text:c="13"/>// checks for valid integers</text:p>
      <text:p text:style-name="P22"><text:s text:c="6"/>isFloat: true, <text:s text:c="11"/>// checks for valid floating point numbers</text:p>
      <text:p text:style-name="P22"><text:s text:c="6"/>isDecimal: true, <text:s text:c="9"/>// checks for any numbers</text:p>
      <text:p text:style-name="P22"><text:s text:c="6"/>isLowercase: true, <text:s text:c="7"/>// checks for lowercase</text:p>
      <text:p text:style-name="P22"><text:s text:c="6"/>isUppercase: true, <text:s text:c="7"/>// checks for uppercase</text:p>
      <text:p text:style-name="P22"><text:s text:c="6"/>notNull: true, <text:s text:c="11"/>// won't allow null</text:p>
      <text:p text:style-name="P22"><text:s text:c="6"/>isNull: true, <text:s text:c="12"/>// only allows null</text:p>
      <text:p text:style-name="P22"><text:s text:c="6"/>notEmpty: true, <text:s text:c="10"/>// don't allow empty strings</text:p>
      <text:p text:style-name="P22"><text:s text:c="6"/>equals: 'specific value', // only allow a specific value</text:p>
      <text:p text:style-name="P22"><text:soft-page-break/><text:s text:c="6"/>contains: 'foo', <text:s text:c="9"/>// force specific substrings</text:p>
      <text:p text:style-name="P22"><text:s text:c="6"/>notIn: [['foo', 'bar']], <text:s/>// check the value is not one of these</text:p>
      <text:p text:style-name="P22"><text:s text:c="6"/>isIn: [['foo', 'bar']], <text:s text:c="2"/>// check the value is one of these</text:p>
      <text:p text:style-name="P22"><text:s text:c="6"/>notContains: 'bar', <text:s text:c="6"/>// don't allow specific substrings</text:p>
      <text:p text:style-name="P22"><text:s text:c="6"/>len: [2,10], <text:s text:c="13"/>// only allow values with length between 2 and 10</text:p>
      <text:p text:style-name="P22"><text:s text:c="6"/>isUUID: 4, <text:s text:c="15"/>// only allow uuids</text:p>
      <text:p text:style-name="P22"><text:s text:c="6"/>isDate: true, <text:s text:c="12"/>// only allow date strings</text:p>
      <text:p text:style-name="P22"><text:s text:c="6"/>isAfter: "2011-11-05", <text:s text:c="3"/>// only allow date strings after a specific date</text:p>
      <text:p text:style-name="P22"><text:s text:c="6"/>isBefore: "2011-11-05", <text:s text:c="2"/>// only allow date strings before a specific date</text:p>
      <text:p text:style-name="P22"><text:s text:c="6"/>max: 23, <text:s text:c="17"/>// only allow values &lt;= 23</text:p>
      <text:p text:style-name="P22"><text:s text:c="6"/>min: 23, <text:s text:c="17"/>// only allow values &gt;= 23</text:p>
      <text:p text:style-name="P22"><text:s text:c="6"/>isCreditCard: true, <text:s text:c="6"/>// check for valid credit card numbers</text:p>
      <text:p text:style-name="P22"/>
      <text:p text:style-name="P22"><text:s text:c="6"/>// Examples of custom validators:</text:p>
      <text:p text:style-name="P22"><text:s text:c="6"/>isEven(value) {</text:p>
      <text:p text:style-name="P22"><text:s text:c="8"/>if (parseInt(value) % 2 !== 0) {</text:p>
      <text:p text:style-name="P22"><text:s text:c="10"/>throw new Error('Only even values are allowed!');</text:p>
      <text:p text:style-name="P22"><text:s text:c="8"/>}</text:p>
      <text:p text:style-name="P22"><text:s text:c="6"/>}</text:p>
      <text:p text:style-name="P22"><text:s text:c="6"/>isGreaterThanOtherField(value) {</text:p>
      <text:p text:style-name="P22"><text:s text:c="8"/>if (parseInt(value) &lt;= parseInt(this.otherField)) {</text:p>
      <text:p text:style-name="P22"><text:s text:c="10"/>throw new Error('Bar must be greater than otherField.');</text:p>
      <text:p text:style-name="P22"><text:s text:c="8"/>}</text:p>
      <text:p text:style-name="P22"><text:s text:c="6"/>}</text:p>
      <text:p text:style-name="P22"><text:s text:c="4"/>}</text:p>
      <text:p text:style-name="P22"><text:s text:c="2"/>}</text:p>
      <text:p text:style-name="P22">});</text:p>
      <text:p text:style-name="P4">Дополнительную информацию взять здесь <text:span text:style-name="_5f_bold">https://sequelize.org/master/manual/validations-and-constraints.html</text:span></text:p>
      <text:p text:style-name="P26">Options</text:p>
      <text:p text:style-name="P19"><text:span text:style-name="T11">М</text:span><text:span text:style-name="T6">ного всего. Как пример:</text:span></text:p>
      <text:p text:style-name="P21"><text:span text:style-name="_5f_bold"><text:span text:style-name="T35">tableName:</text:span></text:span><text:span text:style-name="T16"> </text:span><text:span text:style-name="T9">—</text:span><text:span text:style-name="T16"> </text:span><text:span text:style-name="T17">имя</text:span><text:span text:style-name="T16"> таблицы </text:span></text:p>
      <text:p text:style-name="P21"><text:span text:style-name="_5f_bold"><text:span text:style-name="T35">engine:</text:span></text:span><text:span text:style-name="T16"> </text:span><text:span text:style-name="T9">—</text:span><text:span text:style-name="T16"> </text:span><text:span text:style-name="T17">движок</text:span></text:p>
      <text:p text:style-name="P21"><text:span text:style-name="_5f_bold"><text:span text:style-name="T35">charset:</text:span></text:span><text:span text:style-name="T16"> </text:span><text:span text:style-name="T9">—</text:span><text:span text:style-name="T16"> </text:span><text:span text:style-name="T17">кодировка</text:span></text:p>
      <text:p text:style-name="P21"><text:span text:style-name="_5f_bold"><text:span text:style-name="T35">comment:</text:span></text:span><text:span text:style-name="T16"> </text:span><text:span text:style-name="T9">—</text:span><text:span text:style-name="T16"> </text:span><text:span text:style-name="T17">комментарий</text:span></text:p>
      <text:p text:style-name="P21"><text:span text:style-name="_5f_bold"><text:span text:style-name="T35">collate:</text:span></text:span><text:span text:style-name="T16"> </text:span><text:span text:style-name="T9">—</text:span><text:span text:style-name="T16"> </text:span></text:p>
      <text:p text:style-name="P21"><text:span text:style-name="T17">Подробная </text:span><text:span text:style-name="T16">информаци</text:span><text:span text:style-name="T17">я:</text:span><text:span text:style-name="T16"> </text:span><text:span text:style-name="_5f_bold"><text:span text:style-name="T35">https://sequelize.org/master/class/lib/model.js~Model.html#static-method-init</text:span></text:span></text:p>
      <text:p text:style-name="P10"/>
      <text:p text:style-name="P22">const { Sequelize, DataTypes } = require('sequelize');</text:p>
      <text:p text:style-name="P22">...</text:p>
      <text:p text:style-name="P22"><text:s text:c="2"/>const User = <text:span text:style-name="T36">sequelize</text:span>.define('User', {</text:p>
      <text:p text:style-name="P22"><text:s text:c="4"/>// Model attributes are defined here</text:p>
      <text:p text:style-name="P22"><text:s text:c="4"/>firstName: {</text:p>
      <text:p text:style-name="P22"><text:s text:c="6"/>type: DataTypes.STRING,</text:p>
      <text:p text:style-name="P22"><text:s text:c="6"/>allowNull: false</text:p>
      <text:p text:style-name="P22"><text:s text:c="4"/>},</text:p>
      <text:p text:style-name="P22"><text:s text:c="4"/>lastName: {</text:p>
      <text:p text:style-name="P22"><text:s text:c="6"/>type: DataTypes.STRING</text:p>
      <text:p text:style-name="P22"><text:s text:c="6"/>// allowNull defaults to true</text:p>
      <text:p text:style-name="P22"><text:s text:c="4"/>}</text:p>
      <text:p text:style-name="P22"><text:s text:c="2"/>}, {</text:p>
      <text:p text:style-name="P22"><text:s text:c="4"/>tableName: 'users'</text:p>
      <text:p text:style-name="P22"><text:s text:c="2"/>});</text:p>
      <text:p text:style-name="P22"><text:s text:c="2"/>User.sync({ alter: true })</text:p>
      <text:p text:style-name="P22">...</text:p>
      <text:p text:style-name="P5"><text:span text:style-name="_5f_bold">tableName: 'users' </text:span>Сделать имя таблице (по умолчанию сама изобретает имена таблиц)</text:p>
      <text:p text:style-name="P5"><text:span text:style-name="_5f_bold">User.sync({ alter: true }) </text:span>- подогнать таблицу под модель</text:p>
      <text:p text:style-name="P21"><text:span text:style-name="T26"><text:s/></text:span><text:span text:style-name="_5f_bold"><text:span text:style-name="T37">sequelize.sync()</text:span></text:span><text:span text:style-name="T26"> </text:span><text:span text:style-name="_5f_bold"><text:span text:style-name="T37"><text:s/></text:span></text:span><text:span text:style-name="T26">- подогнать </text:span><text:span text:style-name="T18">все таблицы</text:span><text:span text:style-name="T26"> под </text:span><text:span text:style-name="T27">все</text:span><text:span text:style-name="T26"> модел</text:span><text:span text:style-name="T27">и</text:span></text:p>
      <text:p text:style-name="P6">Далее говорится. Что <text:span text:style-name="T38">использование</text:span> данных команд <text:span text:style-name="T38">не есть</text:span> хорошо, потому, что они могут разрушить базу данных. </text:p>
      <text:p text:style-name="P7">Изучим миграция отдельно! <text:span text:style-name="T39">Если необходимо сменить </text:span><text:span text:style-name="T40">структуру</text:span><text:span text:style-name="T39"> базы, то пишется программа которая </text:span><text:span text:style-name="T40">меняет</text:span><text:span text:style-name="T39"> а все ходы </text:span><text:span text:style-name="T40">записывает.</text:span><text:span text:style-name="T39"> И если что-то не так, то можно это всё назад откатить.</text:span></text:p>
      <text:p text:style-name="P7"><text:soft-page-break/>Счетчик создается автоматически. createdAtи updatedAt <text:span text:style-name="T39">создаются тоже автоматически (пусть будут).</text:span></text:p>
      <text:p text:style-name="P8">Смотрим как изменить размер и другие праметры поля.</text:p>
      <text:p text:style-name="P11"/>
      <text:p text:style-name="P22">public define(modelName: string, attributes: object, options: object): Model</text:p>
      <text:p text:style-name="P21"><text:span text:style-name="T19">Здесь всё расписано </text:span><text:a xlink:type="simple" xlink:href="https://sequelize.org/master/class/lib/model.js~Model.html#static-method-init" text:style-name="Internet_20_link" text:visited-style-name="Visited_20_Internet_20_Link"><text:span text:style-name="T19">https://sequelize.org/master/class/lib/model.js~Model.html#static-method-init</text:span></text:a></text:p>
      <text:p text:style-name="P20"><text:span text:style-name="T19">о</text:span><text:span text:style-name="T6">тдельно атрибуты и опции и их значения по умолчанию</text:span></text:p>
      <text:p text:style-name="P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1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" svg:font-family="Calibri" style:font-adornments="Жирный" style:font-family-generic="swiss" style:font-pitch="variable"/>
    <style:font-face style:name="Calibri2" svg:font-family="Calibri" style:font-adornments="Курсив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3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3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>
      <style:paragraph-properties fo:margin-left="0cm" fo:margin-right="0cm" fo:margin-top="0cm" fo:margin-bottom="0.199cm" style:contextual-spacing="true" fo:line-height="100%" fo:text-align="justify" style:justify-single-word="false" fo:text-indent="0.499cm" style:auto-text-indent="false"/>
      <style:text-properties style:font-name="Calibri Light1" fo:font-family="'Calibri Light'" style:font-style-name="Обычный" style:font-family-generic="swiss" style:font-pitch="variable" fo:font-size="10pt" fo:font-weight="250"/>
    </style:style>
    <style:style style:name="_5f_heading_5f_1" style:display-name="_heading_1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text-transform="uppercase" style:font-name="Bebas Neue Pro" fo:font-family="'Bebas Neue Pro'" style:font-style-name="Обычный" style:font-family-generic="swiss" style:font-pitch="variable" fo:font-size="20pt"/>
    </style:style>
    <style:style style:name="_5f_heading_5f_2" style:display-name="_heading_2" style:family="paragraph" style:parent-style-name="_5f_heading_5f_1">
      <style:text-properties fo:font-variant="normal" fo:text-transform="none" fo:font-size="18pt"/>
    </style:style>
    <style:style style:name="_5f_code" style:display-name="_code" style:family="paragraph" style:master-page-name="">
      <loext:graphic-properties draw:fill="solid" draw:fill-color="#f6f8fa"/>
      <style:paragraph-properties fo:margin-left="0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Consolas" fo:font-family="Consolas" style:font-style-name="Обычный" style:font-family-generic="modern" style:font-pitch="fixed" fo:font-size="9pt" fo:language="zxx" fo:country="none" fo:font-weight="normal"/>
    </style:style>
    <style:style style:name="_5f_heading_5f_3" style:display-name="_heading_3" style:family="paragraph" style:parent-style-name="_5f_heading_5f_2">
      <style:text-properties fo:font-size="16pt"/>
    </style:style>
    <style:style style:name="_5f_heading_5f_4" style:display-name="_heading_4" style:family="paragraph" style:parent-style-name="_5f_heading_5f_3">
      <style:text-properties fo:font-size="14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1" fo:font-family="Calibri" style:font-family-generic="roman" style:font-pitch="variable" fo:font-size="18pt" fo:font-weight="bold" style:font-name-asian="Calibri3" style:font-family-asian="Calibri" style:font-family-generic-asian="system" style:font-pitch-asian="variable" style:font-size-asian="18pt" style:font-weight-asian="bold" style:font-name-complex="Calibri3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1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1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_5f_comment" style:display-name="_comment" style:family="paragraph">
      <loext:graphic-properties draw:fill="solid" draw:fill-color="#fffbed"/>
      <style:paragraph-properties fo:background-color="#fffbed" fo:padding="0.101cm" fo:border-left="2.01pt solid #2a6099" fo:border-right="2.01pt solid #2a6099" fo:border-top="none" fo:border-bottom="none"/>
      <style:text-properties style:font-name="Calibri2" fo:font-family="Calibri" style:font-style-name="Курсив" style:font-family-generic="swiss" style:font-pitch="variable" fo:font-size="9pt" fo:language="none" fo:country="none" fo:font-style="italic" fo:font-weight="normal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fo:padding="0.101cm" fo:border="0.26pt solid #ff5429"/>
      <style:text-properties style:font-name="Calibri" fo:font-family="Calibri" style:font-style-name="Жирный" style:font-family-generic="swiss" style:font-pitch="variable" fo:font-size="10pt" fo:font-weight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" fo:font-family="'Calibri Light'" style:font-style-name="Жирный" style:font-family-generic="swiss" style:font-pitch="variable" fo:font-size="10pt" fo:language="zxx" fo:country="none" fo:font-weight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1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1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1" fo:font-family="Calibri" style:font-family-generic="roman" style:font-pitch="variable" fo:font-size="18pt" fo:font-weight="bold" style:font-name-asian="Calibri3" style:font-family-asian="Calibri" style:font-family-generic-asian="system" style:font-pitch-asian="variable" style:font-size-asian="18pt" style:font-weight-asian="bold" style:font-name-complex="Calibri3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1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1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3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3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3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0-25T14:32:30.871000000</dc:date>
    <meta:editing-duration>PT6H33M47S</meta:editing-duration>
    <meta:editing-cycles>41</meta:editing-cycles>
    <meta:generator>LibreOffice/7.0.1.2$Windows_X86_64 LibreOffice_project/7cbcfc562f6eb6708b5ff7d7397325de9e764452</meta:generator>
    <meta:document-statistic meta:table-count="0" meta:image-count="0" meta:object-count="0" meta:page-count="4" meta:paragraph-count="167" meta:word-count="940" meta:character-count="7904" meta:non-whitespace-character-count="6285"/>
  </office:meta>
</office:document-meta>
</file>